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58270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Q(A)Running time and mean t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ning time of ten programs</text:p>
          </table:table-cell>
          <table:table-cell table:number-columns-repeated="16383"/>
        </table:table-row>
        <table:table-row table:style-name="ro1">
          <table:table-cell office:value-type="float" office:value="503.76160910900001" table:style-name="ce1">
            <text:p>503.7616091</text:p>
          </table:table-cell>
          <table:table-cell table:number-columns-repeated="16383"/>
        </table:table-row>
        <table:table-row table:style-name="ro1">
          <table:table-cell office:value-type="float" office:value="507.209139096" table:style-name="ce1">
            <text:p>507.2091391</text:p>
          </table:table-cell>
          <table:table-cell table:number-columns-repeated="16383"/>
        </table:table-row>
        <table:table-row table:style-name="ro1">
          <table:table-cell office:value-type="float" office:value="504.326944583" table:style-name="ce1">
            <text:p>504.3269446</text:p>
          </table:table-cell>
          <table:table-cell table:number-columns-repeated="16383"/>
        </table:table-row>
        <table:table-row table:style-name="ro1">
          <table:table-cell office:value-type="float" office:value="504.193020429" table:style-name="ce1">
            <text:p>504.1930204</text:p>
          </table:table-cell>
          <table:table-cell table:number-columns-repeated="16383"/>
        </table:table-row>
        <table:table-row table:style-name="ro1">
          <table:table-cell office:value-type="float" office:value="502.33080380600001" table:style-name="ce1">
            <text:p>502.3308038</text:p>
          </table:table-cell>
          <table:table-cell table:number-columns-repeated="16383"/>
        </table:table-row>
        <table:table-row table:style-name="ro1">
          <table:table-cell office:value-type="float" office:value="504.75168862300001" table:style-name="ce1">
            <text:p>504.7516886</text:p>
          </table:table-cell>
          <table:table-cell table:number-columns-repeated="16383"/>
        </table:table-row>
        <table:table-row table:style-name="ro1">
          <table:table-cell office:value-type="float" office:value="501.941303404" table:style-name="ce1">
            <text:p>501.9413034</text:p>
          </table:table-cell>
          <table:table-cell table:number-columns-repeated="16383"/>
        </table:table-row>
        <table:table-row table:style-name="ro1">
          <table:table-cell office:value-type="float" office:value="502.70458577400001" table:style-name="ce1">
            <text:p>502.7045858</text:p>
          </table:table-cell>
          <table:table-cell table:number-columns-repeated="16383"/>
        </table:table-row>
        <table:table-row table:style-name="ro1">
          <table:table-cell office:value-type="float" office:value="504.00467413500002" table:style-name="ce1">
            <text:p>504.0046741</text:p>
          </table:table-cell>
          <table:table-cell table:number-columns-repeated="16383"/>
        </table:table-row>
        <table:table-row table:style-name="ro1">
          <table:table-cell office:value-type="float" office:value="504.36301960999998" table:style-name="ce1">
            <text:p>504.363019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tal Time</text:p>
          </table:table-cell>
          <table:table-cell table:number-columns-repeated="16383"/>
        </table:table-row>
        <table:table-row table:style-name="ro1">
          <table:table-cell office:value-type="float" office:value="5039.5867885690004" table:formula="of:=SUM([.A3:.A12])" table:style-name="ce1">
            <text:p>5039.58678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rage Time</text:p>
          </table:table-cell>
          <table:table-cell table:number-columns-repeated="16383"/>
        </table:table-row>
        <table:table-row table:style-name="ro1">
          <table:table-cell office:value-type="float" office:value="503.95867885690006" table:formula="of:=SUM([.A3:.A12])/10" table:style-name="ce1">
            <text:p>503.9586789</text:p>
          </table:table-cell>
          <table:table-cell table:number-columns-repeated="16383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Avvi</dc:creator>
    <meta:creation-date>2018-12-25T21:13:41Z</meta:creation-date>
    <dc:date>2018-12-26T15:25:52Z</dc:date>
    <meta:editing-cycles>1</meta:editing-cycles>
    <meta:editing-duration>PT181S</meta:editing-duration>
  </office:meta>
</office:document-meta>
</file>